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9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092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3.052cm"/>
    </style:style>
    <style:style style:name="co14" style:family="table-column">
      <style:table-column-properties fo:break-before="auto" style:column-width="2.997cm"/>
    </style:style>
    <style:style style:name="co15" style:family="table-column">
      <style:table-column-properties fo:break-before="auto" style:column-width="2.7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oueur">
      <style:table-properties table:display="true" style:writing-mode="lr-tb"/>
    </style:style>
    <style:style style:name="ta3" style:family="table" style:master-page-name="PageStyle_5f_tournoi">
      <style:table-properties table:display="true" style:writing-mode="lr-tb"/>
    </style:style>
    <style:style style:name="ta4" style:family="table" style:master-page-name="PageStyle_5f_parti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6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rotation-align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font-name-asian="Consola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0000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2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3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4" style:family="text">
      <style:text-properties style:font-name="Consolas" fo:font-size="10pt" style:font-name-asian="Consolas" style:font-name-complex="Consolas" style:font-size-asian="10pt" style:font-size-complex="10pt" fo:color="#800000" fo:font-weight="bold" style:font-weight-asian="bold" style:font-weight-complex="bold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ff0000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0000ff"/>
    </style:style>
    <style:style style:name="T7" style:family="text">
      <style:text-properties style:font-name="Consolas" fo:font-size="10pt" style:font-name-asian="Consolas" style:font-name-complex="Consolas" style:font-size-asian="10pt" style:font-size-complex="10pt" fo:color="#000080" fo:font-weight="bold" style:font-weight-asian="bold" style:font-weight-complex="bold"/>
    </style:style>
    <style:style style:name="T8" style:family="text">
      <style:text-properties style:font-name="Consolas" fo:font-size="10pt" style:font-name-asian="Consolas" style:font-name-complex="Consolas" style:font-size-asian="10pt" style:font-size-complex="10pt" fo:color="#008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joueur</text:p>
          </table:table-cell>
          <table:table-cell table:style-name="ce7" table:number-columns-repeated="7"/>
          <table:table-cell table:style-name="ce12"/>
          <table:table-cell table:style-name="ce6" office:value-type="string" calcext:value-type="string">
            <text:p>arbitre</text:p>
          </table:table-cell>
          <table:table-cell table:style-name="ce7" table:number-columns-repeated="1012"/>
          <table:table-cell table:style-name="ce16" table:number-columns-repeated="2"/>
        </table:table-row>
        <table:table-row table:style-name="ro1">
          <table:table-cell/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id_arbitre_grade</text:p>
          </table:table-cell>
          <table:table-cell table:style-name="ce3" office:value-type="string" calcext:value-type="string">
            <text:p>entraineur</text:p>
          </table:table-cell>
          <table:table-cell table:number-columns-repeated="3"/>
          <table:table-cell table:style-name="ce3" office:value-type="string" calcext:value-type="string">
            <text:p>id_arbitre_grade</text:p>
          </table:table-cell>
          <table:table-cell table:style-name="ce15" office:value-type="string" calcext:value-type="string">
            <text:p>nom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do</text:p>
          </table:table-cell>
          <table:table-cell table:style-name="ce9" office:value-type="string" calcext:value-type="string">
            <text:p>theque</text:p>
          </table:table-cell>
          <table:table-cell table:style-name="ce9" office:value-type="float" office:value="1970" calcext:value-type="float">
            <text:p>1970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bitre Jeun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ara</text:p>
          </table:table-cell>
          <table:table-cell table:style-name="ce9" office:value-type="string" calcext:value-type="string">
            <text:p>masse</text:p>
          </table:table-cell>
          <table:table-cell table:style-name="ce9" office:value-type="float" office:value="2012" calcext:value-type="float">
            <text:p>2012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style-name="ce9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bitre Club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ude</text:p>
          </table:table-cell>
          <table:table-cell table:style-name="ce9" office:value-type="string" calcext:value-type="string">
            <text:p>javel</text:p>
          </table:table-cell>
          <table:table-cell table:style-name="ce9" office:value-type="float" office:value="2100" calcext:value-type="float">
            <text:p>210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bitre Open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va</text:p>
          </table:table-cell>
          <table:table-cell table:style-name="ce9" office:value-type="string" calcext:value-type="string">
            <text:p>porée</text:p>
          </table:table-cell>
          <table:table-cell table:style-name="ce9" office:value-type="float" office:value="1800" calcext:value-type="float">
            <text:p>18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bitre Elit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barack</text:p>
          </table:table-cell>
          <table:table-cell table:style-name="ce9" office:value-type="string" calcext:value-type="string">
            <text:p>afritt</text:p>
          </table:table-cell>
          <table:table-cell table:style-name="ce9" office:value-type="float" office:value="2050" calcext:value-type="float">
            <text:p>2050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m</text:p>
          </table:table-cell>
          <table:table-cell table:style-name="ce9" office:value-type="string" calcext:value-type="string">
            <text:p>gratte</text:p>
          </table:table-cell>
          <table:table-cell table:style-name="ce9" office:value-type="float" office:value="1900" calcext:value-type="float">
            <text:p>1900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ierre</text:p>
          </table:table-cell>
          <table:table-cell table:style-name="ce9" office:value-type="string" calcext:value-type="string">
            <text:p>kiroul</text:p>
          </table:table-cell>
          <table:table-cell table:style-name="ce9" office:value-type="float" office:value="1700" calcext:value-type="float">
            <text:p>1700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lsa</text:p>
          </table:table-cell>
          <table:table-cell table:style-name="ce9" office:value-type="string" calcext:value-type="string">
            <text:p>rose</text:p>
          </table:table-cell>
          <table:table-cell table:style-name="ce9" office:value-type="float" office:value="2200" calcext:value-type="float">
            <text:p>220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tournoi</text:p>
          </table:table-cell>
          <table:table-cell table:style-name="ce7" table:number-columns-repeated="7"/>
          <table:table-cell table:style-name="ce12"/>
          <table:table-cell table:style-name="ce6" office:value-type="string" calcext:value-type="string">
            <text:p>cadence</text:p>
          </table:table-cell>
          <table:table-cell table:style-name="ce7" table:number-columns-repeated="1012"/>
          <table:table-cell table:style-name="ce16" table:number-columns-repeated="2"/>
        </table:table-row>
        <table:table-row table:style-name="ro1">
          <table:table-cell/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id_cadence</text:p>
          </table:table-cell>
          <table:table-cell table:style-name="ce4" office:value-type="string" calcext:value-type="string">
            <text:p>id_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13"/>
          <table:table-cell table:style-name="ce14" office:value-type="string" calcext:value-type="string">
            <text:p>id_cadence</text:p>
          </table:table-cell>
          <table:table-cell table:style-name="ce14" office:value-type="string" calcext:value-type="string">
            <text:p>no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n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api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litz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participants_tournoi</text:p>
          </table:table-cell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id_joueur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eur" table:style-name="ta2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1"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arbitre_grade</text:p>
          </table:table-cell>
          <table:table-cell table:style-name="ce3" office:value-type="string" calcext:value-type="string">
            <text:p>entraineur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theque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s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jave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ré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bitre Open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afritt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atte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iroul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ros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noi" table:style-name="ta3">
        <table:table-column table:style-name="co11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7" table:number-columns-repeated="2" table:default-cell-style-name="Default"/>
        <table:table-column table:style-name="co11" table:number-columns-repeated="1017" table:default-cell-style-name="Default"/>
        <table:table-row table:style-name="ro1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cadence</text:p>
          </table:table-cell>
          <table:table-cell table:style-name="ce4" office:value-type="string" calcext:value-type="string">
            <text:p>id_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string" calcext:value-type="string">
            <text:p>Len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string" calcext:value-type="string">
            <text:p>Rap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1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9" table:default-cell-style-name="Default"/>
        <table:table-row table:style-name="ro1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id_joueur</text:p>
          </table:table-cell>
          <table:table-cell table:style-name="ce4"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8" table:default-cell-style-name="ce25"/>
        <table:table-row table:style-name="ro1">
          <table:table-cell office:value-type="string" calcext:value-type="string">
            <text:p><text:span text:style-name="T1">SELECT</text:span><text:span text:style-name="T2"> * 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pan text:style-name="T1">SELECT</text:span><text:span text:style-name="T2"> * 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office:value-type="string" calcext:value-type="string">
            <text:p><text:span text:style-name="T3"> </text:span><text:span text:style-name="T4">WHERE</text:span><text:span text:style-name="T2"> elo &lt;= </text:span><text:span text:style-name="T6">2000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pan text:style-name="T3"> </text:span><text:span text:style-name="T4">SELECT</text:span><text:span text:style-name="T2"> * 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office:value-type="string" calcext:value-type="string">
            <text:p><text:span text:style-name="T3"> </text:span><text:span text:style-name="T4">WHERE</text:span><text:span text:style-name="T2"> elo &lt;= </text:span><text:span text:style-name="T6">2000</text:span></text:p>
          </table:table-cell>
        </table:table-row>
        <table:table-row table:style-name="ro1">
          <table:table-cell office:value-type="string" calcext:value-type="string">
            <text:p><text:span text:style-name="T3">   </text:span><text:span text:style-name="T4">AND</text:span><text:span text:style-name="T2"> </text:span><text:span text:style-name="T7">UPPER</text:span><text:span text:style-name="T2">(prenom) </text:span><text:span text:style-name="T4">LIKE</text:span><text:span text:style-name="T2"> </text:span><text:span text:style-name="T8">'%E%'</text:span><text:span text:style-name="T5">;</text:span></text:p>
          </table:table-cell>
        </table:table-row>
        <table:table-row table:style-name="ro1">
          <table:table-cell table:style-name="ce26"/>
        </table:table-row>
        <table:table-row table:style-name="ro1">
          <table:table-cell office:value-type="string" calcext:value-type="string">
            <text:p><text:span text:style-name="T1">DELETE</text:span><text:span text:style-name="T2"> </text:span><text:span text:style-name="T4">FROM</text:span><text:span text:style-name="T2"> echecs.joueur </text:span></text:p>
          </table:table-cell>
        </table:table-row>
        <table:table-row table:style-name="ro1">
          <table:table-cell office:value-type="string" calcext:value-type="string">
            <text:p><text:span text:style-name="T3"> </text:span><text:span text:style-name="T4">WHERE</text:span><text:span text:style-name="T2"> pseudo = </text:span><text:span text:style-name="T8">'marc78'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pan text:style-name="T1">SELECT</text:span><text:span text:style-name="T2"> * 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 </text:span></text:p>
          </table:table-cell>
        </table:table-row>
        <table:table-row table:style-name="ro1">
          <table:table-cell office:value-type="string" calcext:value-type="string">
            <text:p><text:span text:style-name="T3"> </text:span><text:span text:style-name="T4">WHERE</text:span><text:span text:style-name="T2"> id_arbitre_grade </text:span><text:span text:style-name="T4">IS</text:span><text:span text:style-name="T2"> </text:span><text:span text:style-name="T4">NOT</text:span><text:span text:style-name="T2"> </text:span><text:span text:style-name="T4">NULL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style-name="ce26"/>
        </table:table-row>
        <table:table-row table:style-name="ro1">
          <table:table-cell office:value-type="string" calcext:value-type="string">
            <text:p><text:span text:style-name="T1">ALTER</text:span><text:span text:style-name="T2"> </text:span><text:span text:style-name="T4">TABLE</text:span><text:span text:style-name="T2"> echecs.joueur</text:span></text:p>
          </table:table-cell>
        </table:table-row>
        <table:table-row table:style-name="ro1">
          <table:table-cell office:value-type="string" calcext:value-type="string">
            <text:p><text:span text:style-name="T1">ADD</text:span><text:span text:style-name="T2"> </text:span><text:span text:style-name="T4">COLUMN</text:span><text:span text:style-name="T2"> est_arbitre </text:span><text:span text:style-name="T7">boolean</text:span><text:span text:style-name="T2"> </text:span><text:span text:style-name="T4">DEFAULT</text:span><text:span text:style-name="T2"> </text:span><text:span text:style-name="T4">false</text:span><text:span text:style-name="T5">;</text:span></text:p>
          </table:table-cell>
        </table:table-row>
        <table:table-row table:style-name="ro1">
          <table:table-cell table:style-name="ce26"/>
        </table:table-row>
        <table:table-row table:style-name="ro1">
          <table:table-cell office:value-type="string" calcext:value-type="string">
            <text:p><text:span text:style-name="T1">UPDATE</text:span><text:span text:style-name="T2"> echecs.joueur</text:span></text:p>
          </table:table-cell>
        </table:table-row>
        <table:table-row table:style-name="ro1">
          <table:table-cell office:value-type="string" calcext:value-type="string">
            <text:p><text:span text:style-name="T1">SET</text:span><text:span text:style-name="T2"> est_arbitre = </text:span><text:span text:style-name="T4">true</text:span></text:p>
          </table:table-cell>
        </table:table-row>
        <table:table-row table:style-name="ro1">
          <table:table-cell office:value-type="string" calcext:value-type="string">
            <text:p><text:span text:style-name="T1">WHERE</text:span><text:span text:style-name="T2"> id_arbitre_grade </text:span><text:span text:style-name="T4">IS</text:span><text:span text:style-name="T2"> </text:span><text:span text:style-name="T4">NOT</text:span><text:span text:style-name="T2"> </text:span><text:span text:style-name="T4">NULL</text:span><text:span text:style-name="T5">;</text:span></text:p>
          </table:table-cell>
        </table:table-row>
        <table:table-row table:style-name="ro1" table:number-rows-repeated="2">
          <table:table-cell table:style-name="ce26"/>
        </table:table-row>
        <table:table-row table:style-name="ro1">
          <table:table-cell office:value-type="string" calcext:value-type="string">
            <text:p><text:span text:style-name="T1">SELECT</text:span><text:span text:style-name="T2"> j.nom,</text:span></text:p>
          </table:table-cell>
        </table:table-row>
        <table:table-row table:style-name="ro1">
          <table:table-cell table:style-name="ce26" office:value-type="string" calcext:value-type="string">
            <text:p><text:s text:c="7"/>j.prenom,</text:p>
          </table:table-cell>
        </table:table-row>
        <table:table-row table:style-name="ro1">
          <table:table-cell table:style-name="ce26" office:value-type="string" calcext:value-type="string">
            <text:p><text:s text:c="7"/>ag.nom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JOIN</text:span><text:span text:style-name="T2"> echecs.arbitre_grade ag </text:span><text:span text:style-name="T4">USING</text:span><text:span text:style-name="T2">(id_arbitre_grade)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pan text:style-name="T1">SELECT</text:span><text:span text:style-name="T2"> j.nom,</text:span></text:p>
          </table:table-cell>
        </table:table-row>
        <table:table-row table:style-name="ro1">
          <table:table-cell table:style-name="ce26" office:value-type="string" calcext:value-type="string">
            <text:p><text:s text:c="7"/>j.prenom,</text:p>
          </table:table-cell>
        </table:table-row>
        <table:table-row table:style-name="ro1">
          <table:table-cell table:style-name="ce26" office:value-type="string" calcext:value-type="string">
            <text:p><text:s text:c="7"/>ag.nom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LEFT</text:span><text:span text:style-name="T2"> </text:span><text:span text:style-name="T4">JOIN</text:span><text:span text:style-name="T2"> echecs.arbitre_grade ag </text:span><text:span text:style-name="T4">USING</text:span><text:span text:style-name="T2">(id_arbitre_grade)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<text:span text:style-name="T1">SELECT</text:span><text:span text:style-name="T2"> </text:span><text:span text:style-name="T7">COUNT</text:span><text:span text:style-name="T2">(</text:span><text:span text:style-name="T6">1</text:span><text:span text:style-name="T2">)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JOIN</text:span><text:span text:style-name="T2"> echecs.arbitre_grade ag </text:span><text:span text:style-name="T4">USING</text:span><text:span text:style-name="T2">(id_arbitre_grade)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 text:c="2"/></text:p>
          </table:table-cell>
        </table:table-row>
        <table:table-row table:style-name="ro1">
          <table:table-cell table:style-name="ce26" office:value-type="string" calcext:value-type="string">
            <text:p><text:s text:c="4"/></text:p>
          </table:table-cell>
        </table:table-row>
        <table:table-row table:style-name="ro1">
          <table:table-cell office:value-type="string" calcext:value-type="string">
            <text:p><text:span text:style-name="T1">SELECT</text:span><text:span text:style-name="T2"> ag.nom </text:span><text:span text:style-name="T4">AS</text:span><text:span text:style-name="T2"> grade,</text:span></text:p>
          </table:table-cell>
        </table:table-row>
        <table:table-row table:style-name="ro1">
          <table:table-cell office:value-type="string" calcext:value-type="string">
            <text:p><text:span text:style-name="T3">       </text:span><text:span text:style-name="T7">COUNT</text:span><text:span text:style-name="T2">(</text:span><text:span text:style-name="T6">1</text:span><text:span text:style-name="T2">)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office:value-type="string" calcext:value-type="string">
            <text:p><text:span text:style-name="T3">  </text:span><text:span text:style-name="T4">JOIN</text:span><text:span text:style-name="T2"> echecs.arbitre_grade ag </text:span><text:span text:style-name="T4">USING</text:span><text:span text:style-name="T2">(id_arbitre_grade)</text:span></text:p>
          </table:table-cell>
        </table:table-row>
        <table:table-row table:style-name="ro1">
          <table:table-cell office:value-type="string" calcext:value-type="string">
            <text:p><text:span text:style-name="T3"> </text:span><text:span text:style-name="T4">GROUP</text:span><text:span text:style-name="T2"> </text:span><text:span text:style-name="T4">BY</text:span><text:span text:style-name="T2"> ag.nom</text:span></text:p>
          </table:table-cell>
        </table:table-row>
        <table:table-row table:style-name="ro1">
          <table:table-cell office:value-type="string" calcext:value-type="string">
            <text:p><text:span text:style-name="T3"> </text:span><text:span text:style-name="T4">HAVING</text:span><text:span text:style-name="T2"> </text:span><text:span text:style-name="T7">AVG</text:span><text:span text:style-name="T2">(j.elo) &gt; </text:span><text:span text:style-name="T6">2000</text:span><text:span text:style-name="T5">;</text:span></text:p>
          </table:table-cell>
        </table:table-row>
        <table:table-row table:style-name="ro1">
          <table:table-cell table:style-name="ce26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6:11:19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ueur" style:display-name="PageStyle_jou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" style:display-name="PageStyle_arbitre_gr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noi" style:display-name="PageStyle_tourn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dence" style:display-name="PageStyle_cade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e" style:display-name="PageStyle_par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_20_1" style:display-name="PageStyle_arbitre_grad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dence_20_1" style:display-name="PageStyle_cadence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NEUVILLE Ludovic</meta:initial-creator>
    <meta:creation-date>2023-06-05T13:03:43</meta:creation-date>
    <dc:date>2023-07-04T17:25:52.214000000</dc:date>
    <meta:generator>LibreOffice/7.1.3.2$Windows_X86_64 LibreOffice_project/47f78053abe362b9384784d31a6e56f8511eb1c1</meta:generator>
    <meta:editing-duration>PT2H30M3S</meta:editing-duration>
    <meta:editing-cycles>5</meta:editing-cycles>
    <meta:document-statistic meta:table-count="5" meta:cell-count="286" meta:object-count="0"/>
    <meta:user-defined meta:name="AppVersion">16.0300</meta:user-defined>
    <meta:user-defined meta:name="Company">ENSAI</meta:user-defined>
  </office:meta>
</office:document-meta>
</file>